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89236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89236" officeooo:paragraph-rsid="00189236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3pt" style:text-underline-style="solid" style:text-underline-width="auto" style:text-underline-color="font-color" fo:font-weight="bold" officeooo:paragraph-rsid="00189236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89236" officeooo:paragraph-rsid="00189236" style:font-weight-asian="bold" style:font-weight-complex="bold"/>
    </style:style>
    <style:style style:name="T1" style:family="text">
      <style:text-properties officeooo:rsid="001892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8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9" style:family="text">
      <style:text-properties officeooo:rsid="00192e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Experiment No.</text:span> <text:span text:style-name="T5">3</text:span></text:p>
      <text:p text:style-name="P4"><text:span text:style-name="T8">Aim</text:span><text:span text:style-name="T6">:</text:span> <text:span text:style-name="T9">To Implement A* Algorithm.</text:span></text:p>
      <text:p text:style-name="Standard"/>
      <text:p text:style-name="Standard">class Vertex:</text:p>
      <text:p text:style-name="Standard"><text:s text:c="4"/>def __init__(self, node):</text:p>
      <text:p text:style-name="Standard"><text:s text:c="8"/>self.id = node</text:p>
      <text:p text:style-name="Standard"><text:s text:c="8"/>self.adjacent = {}</text:p>
      <text:p text:style-name="Standard"/>
      <text:p text:style-name="Standard"><text:s text:c="4"/>def __str__(self):</text:p>
      <text:p text:style-name="Standard"><text:s text:c="8"/>return str(self.id) + ' adjacent: ' + str([x.id for x in self.adjacent])</text:p>
      <text:p text:style-name="Standard"/>
      <text:p text:style-name="Standard"><text:s text:c="4"/>def add_neighbor(self, neighbor, weight=0):</text:p>
      <text:p text:style-name="Standard"><text:s text:c="8"/>self.adjacent[neighbor] = weight</text:p>
      <text:p text:style-name="Standard"/>
      <text:p text:style-name="Standard"><text:s text:c="4"/>def get_connections(self):</text:p>
      <text:p text:style-name="Standard"><text:s text:c="8"/>return self.adjacent.keys()</text:p>
      <text:p text:style-name="Standard"/>
      <text:p text:style-name="Standard"><text:s text:c="4"/>def get_id(self):</text:p>
      <text:p text:style-name="Standard"><text:s text:c="8"/>return self.id</text:p>
      <text:p text:style-name="Standard"/>
      <text:p text:style-name="Standard"><text:s text:c="4"/>def get_weight(self, neighbor):</text:p>
      <text:p text:style-name="Standard"><text:s text:c="8"/>return self.adjacent[neighbor]</text:p>
      <text:p text:style-name="Standard"/>
      <text:p text:style-name="Standard"/>
      <text:p text:style-name="Standard">class Graph:</text:p>
      <text:p text:style-name="Standard"><text:s text:c="4"/>def __init__(self):</text:p>
      <text:p text:style-name="Standard"><text:s text:c="8"/>self.vert_dict = {}</text:p>
      <text:p text:style-name="Standard"><text:s text:c="8"/>self.num_vertices = 0</text:p>
      <text:p text:style-name="Standard"/>
      <text:p text:style-name="Standard"><text:s text:c="4"/>def __iter__(self):</text:p>
      <text:p text:style-name="Standard"><text:s text:c="8"/>return iter(self.vert_dict.values())</text:p>
      <text:p text:style-name="Standard"/>
      <text:p text:style-name="Standard"><text:s text:c="4"/>def add_vertex(self, node):</text:p>
      <text:p text:style-name="Standard"><text:s text:c="8"/>self.num_vertices = self.num_vertices + 1</text:p>
      <text:p text:style-name="Standard"><text:s text:c="8"/>new_vertex = Vertex(node)</text:p>
      <text:p text:style-name="Standard"><text:s text:c="8"/>self.vert_dict[node] = new_vertex</text:p>
      <text:p text:style-name="Standard"><text:s text:c="8"/>return new_vertex</text:p>
      <text:p text:style-name="Standard"/>
      <text:p text:style-name="Standard"><text:s text:c="4"/>def get_vertex(self, n):</text:p>
      <text:p text:style-name="Standard"><text:s text:c="8"/>if n in self.vert_dict:</text:p>
      <text:p text:style-name="Standard"><text:s text:c="12"/>return self.vert_dict[n]</text:p>
      <text:p text:style-name="Standard"><text:s text:c="8"/>else:</text:p>
      <text:p text:style-name="Standard"><text:s text:c="12"/>return None</text:p>
      <text:p text:style-name="Standard"/>
      <text:p text:style-name="Standard"><text:s text:c="4"/>def add_edge(self, frm, to, cost=0):</text:p>
      <text:p text:style-name="Standard"><text:s text:c="8"/>if frm not in self.vert_dict:</text:p>
      <text:p text:style-name="Standard"><text:s text:c="12"/>self.add_vertex(frm)</text:p>
      <text:p text:style-name="Standard"><text:s text:c="8"/>if to not in self.vert_dict:</text:p>
      <text:p text:style-name="Standard"><text:s text:c="12"/>self.add_vertex(to)</text:p>
      <text:p text:style-name="Standard"/>
      <text:p text:style-name="Standard"><text:s text:c="8"/>self.vert_dict[frm].add_neighbor(self.vert_dict[to], cost)</text:p>
      <text:p text:style-name="Standard"><text:s text:c="8"/>self.vert_dict[to].add_neighbor(self.vert_dict[frm], cost)</text:p>
      <text:p text:style-name="Standard"><text:soft-page-break/></text:p>
      <text:p text:style-name="Standard"><text:s text:c="4"/>def get_vertices(self):</text:p>
      <text:p text:style-name="Standard"><text:s text:c="8"/>return self.vert_dict.keys()</text:p>
      <text:p text:style-name="Standard"/>
      <text:p text:style-name="Standard"/>
      <text:p text:style-name="Standard">if __name__ == '__main__':</text:p>
      <text:p text:style-name="Standard"/>
      <text:p text:style-name="Standard"><text:s text:c="4"/>g = Graph()</text:p>
      <text:p text:style-name="Standard"/>
      <text:p text:style-name="Standard"><text:s text:c="4"/>g.add_vertex('a')</text:p>
      <text:p text:style-name="Standard"><text:s text:c="4"/>g.add_vertex('b')</text:p>
      <text:p text:style-name="Standard"><text:s text:c="4"/>g.add_vertex('c')</text:p>
      <text:p text:style-name="Standard"><text:s text:c="4"/>g.add_vertex('d')</text:p>
      <text:p text:style-name="Standard"><text:s text:c="4"/>g.add_vertex('e')</text:p>
      <text:p text:style-name="Standard"><text:s text:c="4"/>g.add_vertex('f')</text:p>
      <text:p text:style-name="Standard"/>
      <text:p text:style-name="Standard"><text:s text:c="4"/>g.add_edge('a', 'b', 7)</text:p>
      <text:p text:style-name="Standard"><text:s text:c="4"/>g.add_edge('a', 'c', 9)</text:p>
      <text:p text:style-name="Standard"><text:s text:c="4"/>g.add_edge('a', 'f', 14)</text:p>
      <text:p text:style-name="Standard"><text:s text:c="4"/>g.add_edge('b', 'c', 10)</text:p>
      <text:p text:style-name="Standard"><text:s text:c="4"/>g.add_edge('b', 'd', 15)</text:p>
      <text:p text:style-name="Standard"><text:s text:c="4"/>g.add_edge('c', 'd', 11)</text:p>
      <text:p text:style-name="Standard"><text:s text:c="4"/>g.add_edge('c', 'f', 2)</text:p>
      <text:p text:style-name="Standard"><text:s text:c="4"/>g.add_edge('d', 'e', 6)</text:p>
      <text:p text:style-name="Standard"><text:s text:c="4"/>g.add_edge('e', 'f', 9)</text:p>
      <text:p text:style-name="Standard"/>
      <text:p text:style-name="Standard"><text:s text:c="4"/>for v in g:</text:p>
      <text:p text:style-name="Standard"><text:s text:c="8"/>for w in v.get_connections():</text:p>
      <text:p text:style-name="Standard"><text:s text:c="12"/>vid = v.get_id()</text:p>
      <text:p text:style-name="Standard"><text:s text:c="12"/>wid = w.get_id()</text:p>
      <text:p text:style-name="Standard"><text:s text:c="12"/>print(vid, wid, v.get_weight(w))</text:p>
      <text:p text:style-name="Standard"/>
      <text:p text:style-name="Standard"><text:s text:c="4"/>for v in g:</text:p>
      <text:p text:style-name="Standard"><text:s text:c="8"/>print(v.get_id(), g.vert_dict[v.get_id()]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<text:span text:style-name="T1">Output:-</text:span></text:p>
      <text:p text:style-name="P3"/>
      <text:p text:style-name="P1">aiktc@aiktc-OptiPlex-3046:~/Desktop$ python3 astar.py </text:p>
      <text:p text:style-name="Standard">a b 7</text:p>
      <text:p text:style-name="Standard">a c 9</text:p>
      <text:p text:style-name="Standard">a f 14</text:p>
      <text:p text:style-name="Standard">b a 7</text:p>
      <text:p text:style-name="Standard">b c 10</text:p>
      <text:p text:style-name="Standard">b d 15</text:p>
      <text:p text:style-name="Standard">c a 9</text:p>
      <text:p text:style-name="Standard">c b 10</text:p>
      <text:p text:style-name="Standard">c d 11</text:p>
      <text:p text:style-name="Standard">c f 2</text:p>
      <text:p text:style-name="Standard">d b 15</text:p>
      <text:p text:style-name="Standard">d c 11</text:p>
      <text:p text:style-name="Standard">d e 6</text:p>
      <text:p text:style-name="Standard">e d 6</text:p>
      <text:p text:style-name="Standard">e f 9</text:p>
      <text:p text:style-name="Standard">f a 14</text:p>
      <text:p text:style-name="Standard">f c 2</text:p>
      <text:p text:style-name="Standard">f e 9</text:p>
      <text:p text:style-name="Standard">a a adjacent: ['b', 'c', 'f']</text:p>
      <text:p text:style-name="Standard">b b adjacent: ['a', 'c', 'd']</text:p>
      <text:p text:style-name="Standard">c c adjacent: ['a', 'b', 'd', 'f']</text:p>
      <text:p text:style-name="Standard">d d adjacent: ['b', 'c', 'e']</text:p>
      <text:p text:style-name="Standard">e e adjacent: ['d', 'f']</text:p>
      <text:p text:style-name="Standard">f f adjacent: ['a', 'c', 'e'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0:28:11.689527516</meta:creation-date>
    <dc:date>2019-09-18T10:34:15.106325107</dc:date>
    <meta:editing-duration>PT6M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91" meta:word-count="277" meta:character-count="2311" meta:non-whitespace-character-count="1736"/>
  </office:meta>
</office:document-meta>
</file>